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officeooo:rsid="000d2f71" officeooo:paragraph-rsid="000d2f7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0e68d6"/>
    </style:style>
    <style:style style:name="P3" style:family="paragraph" style:parent-style-name="Standard">
      <style:paragraph-properties fo:text-align="start" style:justify-single-word="false"/>
      <style:text-properties officeooo:rsid="000e68d6" officeooo:paragraph-rsid="000e68d6"/>
    </style:style>
    <style:style style:name="P4" style:family="paragraph" style:parent-style-name="Standard">
      <style:paragraph-properties fo:text-align="center" style:justify-single-word="false"/>
      <style:text-properties fo:font-size="15pt" officeooo:rsid="00111e8c" officeooo:paragraph-rsid="00111e8c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11e8c" officeooo:paragraph-rsid="00111e8c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paragraph-rsid="000e68d6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paragraph-rsid="000e68d6" style:font-size-asian="15pt" style:font-size-complex="15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5pt" officeooo:paragraph-rsid="000e68d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e68d6" officeooo:paragraph-rsid="000e68d6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0ff09f" officeooo:paragraph-rsid="000ff09f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0ffab0" officeooo:paragraph-rsid="000ffab0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12ddb3" officeooo:paragraph-rsid="0012ddb3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400cd" officeooo:paragraph-rsid="001400cd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5090d" officeooo:paragraph-rsid="0015090d" style:font-size-asian="15pt" style:font-size-complex="15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4pt" style:font-size-complex="16pt"/>
    </style:style>
    <style:style style:name="T3" style:family="text">
      <style:text-properties style:font-name="Arial" fo:font-size="16pt" officeooo:rsid="000e68d6" style:font-size-asian="14pt" style:font-size-complex="16pt"/>
    </style:style>
    <style:style style:name="T4" style:family="text">
      <style:text-properties style:font-name="Arial" fo:font-size="16pt" officeooo:rsid="000d2f71" style:font-size-asian="14pt" style:font-size-complex="16pt"/>
    </style:style>
    <style:style style:name="T5" style:family="text">
      <style:text-properties style:font-name="Arial" fo:font-size="16pt" officeooo:rsid="000ff09f" style:font-size-asian="14pt" style:font-size-complex="16pt"/>
    </style:style>
    <style:style style:name="T6" style:family="text">
      <style:text-properties style:font-name="Arial" fo:font-size="16pt" officeooo:rsid="000ffab0" style:font-size-asian="14pt" style:font-size-complex="16pt"/>
    </style:style>
    <style:style style:name="T7" style:family="text">
      <style:text-properties style:font-name="Arial" fo:font-size="16pt" officeooo:rsid="00111e8c" style:font-size-asian="14pt" style:font-size-complex="16pt"/>
    </style:style>
    <style:style style:name="T8" style:family="text">
      <style:text-properties style:font-name="Arial" fo:font-size="16pt" officeooo:rsid="0012ddb3" style:font-size-asian="14pt" style:font-size-complex="16pt"/>
    </style:style>
    <style:style style:name="T9" style:family="text">
      <style:text-properties style:font-name="Arial" fo:font-size="16pt" officeooo:rsid="001400cd" style:font-size-asian="14pt" style:font-size-complex="16pt"/>
    </style:style>
    <style:style style:name="T10" style:family="text">
      <style:text-properties style:font-name="Arial" fo:font-size="16pt" style:text-underline-style="solid" style:text-underline-width="auto" style:text-underline-color="font-color" style:font-size-asian="14pt" style:font-size-complex="16pt"/>
    </style:style>
    <style:style style:name="T11" style:family="text">
      <style:text-properties style:font-name="Arial" fo:font-size="16pt" fo:font-style="normal" style:text-underline-style="solid" style:text-underline-width="auto" style:text-underline-color="font-color" style:font-size-asian="14pt" style:font-style-asian="normal" style:font-size-complex="16pt" style:font-style-complex="normal"/>
    </style:style>
    <style:style style:name="T12" style:family="text">
      <style:text-properties style:font-name="Arial" officeooo:rsid="000d2f71"/>
    </style:style>
    <style:style style:name="T13" style:family="text">
      <style:text-properties style:font-name="Arial" officeooo:rsid="000e68d6"/>
    </style:style>
    <style:style style:name="T14" style:family="text">
      <style:text-properties style:font-name="Arial" officeooo:rsid="000ffab0"/>
    </style:style>
    <style:style style:name="T15" style:family="text">
      <style:text-properties style:font-name="Arial" officeooo:rsid="001400cd"/>
    </style:style>
    <style:style style:name="T16" style:family="text">
      <style:text-properties style:font-name="Arial" officeooo:rsid="000ff09f"/>
    </style:style>
    <style:style style:name="T17" style:family="text">
      <style:text-properties style:font-name="Arial" officeooo:rsid="00111e8c"/>
    </style:style>
    <style:style style:name="T18" style:family="text">
      <style:text-properties style:font-name="Arial" officeooo:rsid="0012ddb3"/>
    </style:style>
    <style:style style:name="T19" style:family="text">
      <style:text-properties style:font-name="Arial" style:text-underline-style="solid" style:text-underline-width="auto" style:text-underline-color="font-color"/>
    </style:style>
    <style:style style:name="T20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M</text:span><text:span text:style-name="T1">ercredi le 27 Février 2019</text:span></text:p>
      <text:p text:style-name="P6"><text:span text:style-name="T12"/></text:p>
      <text:p text:style-name="P7"><text:span text:style-name="T13">1. Options: </text:span><text:span text:style-name="T14">V</text:span><text:span text:style-name="T13">isiteur / </text:span><text:span text:style-name="T14">E</text:span><text:span text:style-name="T13">nregistrement / </text:span><text:span text:style-name="T14">L</text:span><text:span text:style-name="T13">ogin pour administration </text:span></text:p>
      <text:list xml:id="list3833619783" text:style-name="L5">
        <text:list-header>
          <text:p text:style-name="P8"><text:span text:style-name="T13"/></text:p>
        </text:list-header>
      </text:list>
      <text:p text:style-name="P9"><text:span text:style-name="T1">2. Une liste de choix de notifications sera fourni</text:span><text:span text:style-name="T16">e.</text:span></text:p>
      <text:p text:style-name="P9"><text:span text:style-name="T16"/></text:p>
      <text:p text:style-name="P9"><text:span text:style-name="T1">3. </text:span><text:span text:style-name="T16">Nouvelles données (fichier) toutes les 10 minutes transmises par la tour de contrôle.</text:span></text:p>
      <text:p text:style-name="P9"><text:span text:style-name="T16"/></text:p>
      <text:p text:style-name="P10"><text:span text:style-name="T1">4. </text:span><text:span text:style-name="T14">On ne gère pas les retards.</text:span></text:p>
      <text:p text:style-name="P10"><text:span text:style-name="T14"/></text:p>
      <text:p text:style-name="P11"><text:span text:style-name="T1">5. </text:span><text:span text:style-name="T17">Notre système rédige le message sous un template pré établie. ( # vol + </text:span><text:span text:style-name="T18">Statut du vol </text:span><text:span text:style-name="T17">+ nouvel horaire + estimé)</text:span></text:p>
      <text:p text:style-name="P11"><text:span text:style-name="T17"/></text:p>
      <text:p text:style-name="P5"><text:span text:style-name="T1">6. Apparence intuitive, fonctionnelle et adaptable.</text:span></text:p>
      <text:p text:style-name="P5"><text:span text:style-name="T1"/></text:p>
      <text:p text:style-name="P5"><text:span text:style-name="T1">7. Oui , il pourrait il y avoir des données de sauvegardées. (</text:span><text:span text:style-name="T19">B</text:span><text:span text:style-name="T1">usiness </text:span><text:span text:style-name="T20">I</text:span><text:span text:style-name="T1">ntelligence)</text:span></text:p>
      <text:p text:style-name="P5"><text:span text:style-name="T1"/></text:p>
      <text:p text:style-name="P5"><text:span text:style-name="T1">8. </text:span><text:span text:style-name="T18">Une n</text:span><text:span text:style-name="T1">otification par téléphone (SMS) p</text:span><text:span text:style-name="T18">ar </text:span><text:span text:style-name="T1">vol. </text:span><text:span text:style-name="T18">(N’a pas à apparaître pour rien)</text:span></text:p>
      <text:p text:style-name="P5"><text:span text:style-name="T18"/></text:p>
      <text:p text:style-name="P12"><text:span text:style-name="T1">9. L’usager peut annuler la demande de notifications pour un vol en particulier. </text:span></text:p>
      <text:p text:style-name="P12"><text:span text:style-name="T1"/></text:p>
      <text:p text:style-name="P12"><text:span text:style-name="T1">10. Recherche par Compagnies, destination d’arrivé, destination départ.</text:span></text:p>
      <text:p text:style-name="P12"><text:span text:style-name="T1"/></text:p>
      <text:p text:style-name="P12"><text:span text:style-name="T1">11. Anglais / Français.</text:span></text:p>
      <text:p text:style-name="P12"><text:span text:style-name="T1"/></text:p>
      <text:p text:style-name="P12"><text:span text:style-name="T1">12. Deux premières lettres de la compagnie qui opère le vol , numéro d’allé</text:span><text:span text:style-name="T15">e</text:span><text:span text:style-name="T1"> et de retour ( numéros différents </text:span><text:span text:style-name="T15">allée/retour</text:span><text:span text:style-name="T1"> )</text:span></text:p>
      <text:p text:style-name="P12"><text:span text:style-name="T1"/></text:p>
      <text:p text:style-name="P13"><text:span text:style-name="T1">13. S’en tenir à afficher la liste des départs et des arrivées.</text:span></text:p>
      <text:p text:style-name="P13"><text:span text:style-name="T1"/></text:p>
      <text:p text:style-name="P13"><text:span text:style-name="T1">14. Un vol parti disparaît après 6 heures pour l’instant.</text:span></text:p>
      <text:p text:style-name="P13"><text:span text:style-name="T1"/></text:p>
      <text:p text:style-name="P14"><text:span text:style-name="T1">15. Affiche les vols d’aujourd’hui et demain </text:span><text:span text:style-name="T19">seulement</text:span><text:span text:style-name="T1">, mais contient 2 saison de données en mémoire.</text:span></text:p>
      <text:p text:style-name="P7"><text:span text:style-name="T13"/></text:p>
      <text:p text:style-name="P3"><text:span text:style-name="T2"/></text:p>
      <text:p text:style-name="P3"><text:span text:style-name="T3"/></text:p>
      <text:p text:style-name="P3"><text:span text:style-name="T3"/></text:p>
      <text:p text:style-name="P2"><text:soft-page-break/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12:45.835000000</meta:creation-date>
    <dc:date>2019-02-27T16:43:18.595000000</dc:date>
    <meta:editing-duration>PT9M11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17" meta:word-count="187" meta:character-count="1116" meta:non-whitespace-character-count="944"/>
  </office:meta>
</office:document-meta>
</file>